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19 de Agosto, seguimos avanzando en aspectos de la memoria.<text:line-break/><text:line-break/>Principalmente se trabajo en corregir el segundo capitulo de la misma, fundamentos teoricos, en la que habia numerosos puntos a mejorar, como añadir una breve introduccion en la que se indique ciertas definiciones que daremos por hechas siguiendo un libro de estadistica que Domingo me ha facilitado (deben aparecer las definiciones en el libro), las notaciones, titulos mejorables, faltas de ortografia, formulas, ejemplos, parrafos que vienen a decir lo mismo, parrafos confusos, etc … <text:s/>y que Domingo aparte de explicarme y estar de acuerdo en todos, me paso en forma de pdf para que fuera revisando ya que eran muchos puntos y es imposible quedarse con todos. Esperamos que el pdf abra las anotaciones de forma correcta para poder hacer las correcciones lo antes posible porque sino habra que buscar una solucion.<text:line-break/><text:line-break/>Una vez mirado esto, nos pusimos con el resumen, el abstract y las palabras clave, que deberan ser 5 o 6, no mas, que pueden ser distintas en español que en ingles, y que tienen que ser lo mas representativas posibles, siendo a la vez lo menos genericas posibles por lo que de las que tenia, eliminare las que sean menos importantes siguiendo estas dos reglas. En el resumen cambiaremos el tiempo de futuro a pasado ya que antes habia que hacerlo y ahora esta hecho.<text:line-break/><text:line-break/>Por ultimo volvimos a la tabla de requisitos, ya que surgieron complicaciones, por ejemplo a la hora de dejar una celda con 2 columnas, y a la hora tambien de diseñar la tabla para separar los rquisitos funcionales de usuario, y los requisitos funcionales del sitema. Una vez aclarado esto, intentaremos tener esta tabla y la de requisitos no funcionales listas para la siguiente reunion que sera el proximo lunes.<text:line-break/><text:line-break/>Tareas para acabar:<text:line-break/></text:p>
      <text:p text:style-name="Standard">1. Programación</text:p>
      <text:p text:style-name="Standard"/>
      <text:p text:style-name="Standard"><text:tab/>1. Flask: Programa sencillo que deje subir imagenes y datos (tutoriales mirados) (Cuaderno)</text:p>
      <text:p text:style-name="Standard"><text:tab/>2. Solucionar diferencias entre varianza real y varianza nuestra (desarrollar el pseudocodigo)</text:p>
      <text:p text:style-name="Standard"><text:tab/>3. En kdtrees, hacer la ruta de las coordenadas local, y que los datos se cojan de alguna manera. Pasarlo a la funcion </text:p>
      <text:p text:style-name="Standard"><text:tab/>4. devolvermatreal. En el main porque sino como los identificas?.</text:p>
      <text:p text:style-name="Standard"><text:tab/>5. Domingo: Area pequeña en Pop up </text:p>
      <text:p text:style-name="Standard"><text:tab/>6. Modulo para el PATH (Correo Domingo)</text:p>
      <text:p text:style-name="Standard"/>
      <text:p text:style-name="Standard">2. Memoria:</text:p>
      <text:p text:style-name="Standard"/>
      <text:p text:style-name="Standard"><text:tab/>1. Domingo: Repasar la introducción dar el okey final.</text:p>
      <text:p text:style-name="Standard"><text:tab/>2. Corregir fundamentos teoricos indicados por Domingo</text:p>
      <text:p text:style-name="Standard"><text:tab/>3. Añadir ejemplos (kdtrees, broadcasting, , numpy, kivy, pillow) </text:p>
      <text:p text:style-name="Standard"><text:tab/>4. Colocar bien los requisitos funcionales y no funcionales. Añadir las categorias a ambos. <text:tab/>5. Entender y añadir requisitos de dominio, explicar lo que es y referenciar el libro de software sobre todo esto.</text:p>
      <text:p text:style-name="Standard"><text:tab/>6. Hacer tablas de los requisitos.</text:p>
      <text:p text:style-name="Standard"><text:tab/>7. Presentación del problema?</text:p>
      <text:p text:style-name="Standard"><text:tab/>8. Diseño (Ingenieria de Software) (modelo 3 capas) (libro de Domingo)</text:p>
      <text:p text:style-name="Standard"><text:tab/>9. Pruebas</text:p>
      <text:p text:style-name="Standard"><text:tab/>10. Simulaciones </text:p>
      <text:p text:style-name="Standard"><text:tab/>11. Conclusiones</text:p>
      <text:p text:style-name="Standard"><text:tab/>12. Añadir problemas relevantes, otras tareas relevantes?</text:p>
      <text:p text:style-name="Standard"><text:tab/>13. Dejar las palabras claves y keywords en 5 o 6</text:p>
      <text:p text:style-name="Standard"><text:soft-page-break/><text:tab/>14. Revisar resumen. </text:p>
      <text:p text:style-name="Standard"><text:tab/>15. Añadir imagenes</text:p>
      <text:p text:style-name="Standard"/>
      <text:p text:style-name="Standard">3. Programación parte 2:</text:p>
      <text:p text:style-name="Standard"/>
      <text:p text:style-name="Standard"><text:tab/>1. Añadir las ideas de los requisitos funcionales y no funcionales que faltan</text:p>
      <text:p text:style-name="Standard"><text:tab/>2. Añadir el material que aun no hemos utilizado y hablamos de usar (python for android o buildozer, Matplotlib, pyinstaller)</text:p>
      <text:p text:style-name="Standard"/>
      <text:p text:style-name="Standard">4. Memoria parte 2:</text:p>
      <text:p text:style-name="Standard"/>
      <text:p text:style-name="Standard"><text:tab/>1. Material utilizado: añadir las cosas que aun no hemos utilizado (python for android o buildozer, Matplotlib, pyinstaller)</text:p>
      <text:p text:style-name="Standard"><text:tab/>2. Diagrama de gantt (pyde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8-20T11:50:45.31</meta:creation-date>
    <dc:date>2019-08-20T12:45:42.34</dc:date>
    <dc:creator>o </dc:creator>
    <meta:editing-duration>PT39M39S</meta:editing-duration>
    <meta:editing-cycles>3</meta:editing-cycles>
    <meta:generator>OpenOffice/4.1.3$Win32 OpenOffice.org_project/413m1$Build-9783</meta:generator>
    <meta:document-statistic meta:table-count="0" meta:image-count="0" meta:object-count="0" meta:page-count="2" meta:paragraph-count="29" meta:word-count="555" meta:character-count="3394"/>
  </office:meta>
</office:document-meta>
</file>